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6" style:family="table-row">
      <style:table-row-properties style:min-row-height="0.0778in"/>
    </style:style>
    <style:style style:name="P1" style:family="paragraph" style:parent-style-name="Table_20_Contents">
      <style:text-properties style:font-name="Courier 10 Pitch" fo:font-size="11pt" style:font-size-asian="11pt" style:font-size-complex="11pt"/>
    </style:style>
    <style:style style:name="P2" style:family="paragraph" style:parent-style-name="Table_20_Contents">
      <style:text-properties style:font-name="Courier 10 Pitch" fo:font-size="11pt" officeooo:rsid="005306c1" officeooo:paragraph-rsid="005306c1" style:font-size-asian="11pt" style:font-size-complex="11pt"/>
    </style:style>
    <style:style style:name="P3" style:family="paragraph" style:parent-style-name="Table_20_Contents">
      <style:text-properties style:font-name="Courier 10 Pitch" fo:font-size="11pt" officeooo:rsid="005369be" officeooo:paragraph-rsid="005369be" style:font-size-asian="11pt" style:font-size-complex="11pt"/>
    </style:style>
    <style:style style:name="P4" style:family="paragraph" style:parent-style-name="Table_20_Contents">
      <style:text-properties style:font-name="Courier 10 Pitch" fo:font-size="11pt" fo:font-weight="bold" officeooo:rsid="005247ba" officeooo:paragraph-rsid="005247ba" style:font-size-asian="11pt" style:font-weight-asian="bold" style:font-size-complex="11pt" style:font-weight-complex="bold"/>
    </style:style>
    <style:style style:name="P5" style:family="paragraph" style:parent-style-name="Table_20_Contents">
      <style:text-properties style:font-name="Courier 10 Pitch" fo:font-size="11pt" fo:font-weight="normal" officeooo:rsid="0054bb6b" officeooo:paragraph-rsid="0054bb6b" style:font-size-asian="11pt" style:font-weight-asian="normal" style:font-size-complex="11pt" style:font-weight-complex="normal"/>
    </style:style>
    <style:style style:name="P6" style:family="paragraph" style:parent-style-name="Standard">
      <style:text-properties style:font-name="Century Schoolbook L" officeooo:rsid="001f568b" officeooo:paragraph-rsid="001f568b"/>
    </style:style>
    <style:style style:name="P7" style:family="paragraph" style:parent-style-name="Standard">
      <style:text-properties style:font-name="Century Schoolbook L" officeooo:rsid="00211886" officeooo:paragraph-rsid="00211886"/>
    </style:style>
    <style:style style:name="P8" style:family="paragraph" style:parent-style-name="Standard">
      <style:text-properties style:font-name="Century Schoolbook L" officeooo:rsid="00211886" officeooo:paragraph-rsid="002251ed"/>
    </style:style>
    <style:style style:name="P9" style:family="paragraph" style:parent-style-name="Standard">
      <style:text-properties style:font-name="Century Schoolbook L" officeooo:rsid="0022e879" officeooo:paragraph-rsid="0022e879"/>
    </style:style>
    <style:style style:name="P10" style:family="paragraph" style:parent-style-name="Standard">
      <style:text-properties style:font-name="Century Schoolbook L" officeooo:rsid="0022e879" officeooo:paragraph-rsid="0024a5b3"/>
    </style:style>
    <style:style style:name="P11" style:family="paragraph" style:parent-style-name="Standard">
      <style:paragraph-properties fo:text-align="center" style:justify-single-word="false"/>
      <style:text-properties style:font-name="Century Schoolbook L" officeooo:rsid="0022e879" officeooo:paragraph-rsid="0024a5b3"/>
    </style:style>
    <style:style style:name="P12" style:family="paragraph" style:parent-style-name="Standard">
      <style:text-properties style:font-name="Century Schoolbook L" officeooo:rsid="0022e879" officeooo:paragraph-rsid="00376263"/>
    </style:style>
    <style:style style:name="P13" style:family="paragraph" style:parent-style-name="Standard">
      <style:paragraph-properties fo:text-align="center" style:justify-single-word="false"/>
      <style:text-properties style:font-name="Century Schoolbook L" fo:font-weight="bold" officeooo:rsid="002cbb29" officeooo:paragraph-rsid="002cbb29" style:font-weight-asian="bold" style:font-weight-complex="bold"/>
    </style:style>
    <style:style style:name="P14" style:family="paragraph" style:parent-style-name="Standard">
      <style:text-properties style:font-name="Century Schoolbook L" fo:font-weight="bold" officeooo:rsid="002f0a47" officeooo:paragraph-rsid="002f0a47" style:font-weight-asian="bold" style:font-weight-complex="bold"/>
    </style:style>
    <style:style style:name="P15" style:family="paragraph" style:parent-style-name="Standard">
      <style:paragraph-properties fo:text-align="center" style:justify-single-word="false"/>
      <style:text-properties style:font-name="Century Schoolbook L" fo:font-weight="bold" officeooo:rsid="003852d0" officeooo:paragraph-rsid="003919ab" style:font-weight-asian="bold" style:font-weight-complex="bold"/>
    </style:style>
    <style:style style:name="P16" style:family="paragraph" style:parent-style-name="Standard">
      <style:paragraph-properties fo:text-align="center" style:justify-single-word="false"/>
      <style:text-properties style:font-name="Century Schoolbook L" fo:font-weight="bold" officeooo:rsid="003852d0" officeooo:paragraph-rsid="003fef89" style:font-weight-asian="bold" style:font-weight-complex="bold"/>
    </style:style>
    <style:style style:name="P17" style:family="paragraph" style:parent-style-name="Standard">
      <style:paragraph-properties fo:text-align="start" style:justify-single-word="false"/>
      <style:text-properties style:font-name="Century Schoolbook L" fo:font-weight="bold" officeooo:rsid="003852d0" officeooo:paragraph-rsid="003919ab" style:font-weight-asian="bold" style:font-weight-complex="bold"/>
    </style:style>
    <style:style style:name="P18" style:family="paragraph" style:parent-style-name="Standard">
      <style:paragraph-properties fo:text-align="start" style:justify-single-word="false"/>
      <style:text-properties style:font-name="Century Schoolbook L" fo:font-weight="bold" officeooo:rsid="003b6da4" officeooo:paragraph-rsid="003b6da4" style:font-weight-asian="bold" style:font-weight-complex="bold"/>
    </style:style>
    <style:style style:name="P19" style:family="paragraph" style:parent-style-name="Standard">
      <style:paragraph-properties fo:text-align="start" style:justify-single-word="false"/>
      <style:text-properties style:font-name="Century Schoolbook L" fo:font-weight="bold" officeooo:rsid="0041c52c" officeooo:paragraph-rsid="004443b1" style:font-weight-asian="bold" style:font-weight-complex="bold"/>
    </style:style>
    <style:style style:name="P20" style:family="paragraph" style:parent-style-name="Standard">
      <style:paragraph-properties fo:text-align="center" style:justify-single-word="false"/>
      <style:text-properties style:font-name="Century Schoolbook L" fo:font-weight="bold" officeooo:rsid="0046f1a6" officeooo:paragraph-rsid="0046f1a6" style:font-weight-asian="bold" style:font-weight-complex="bold"/>
    </style:style>
    <style:style style:name="P21" style:family="paragraph" style:parent-style-name="Standard">
      <style:text-properties style:font-name="Century Schoolbook L" fo:font-weight="bold" officeooo:rsid="001f568b" officeooo:paragraph-rsid="001f568b" style:font-weight-asian="bold" style:font-weight-complex="bold"/>
    </style:style>
    <style:style style:name="P22" style:family="paragraph" style:parent-style-name="Standard">
      <style:text-properties style:font-name="Century Schoolbook L" fo:font-weight="bold" officeooo:rsid="004afb5c" officeooo:paragraph-rsid="004afb5c" style:font-weight-asian="bold" style:font-weight-complex="bold"/>
    </style:style>
    <style:style style:name="P23" style:family="paragraph" style:parent-style-name="Standard">
      <style:paragraph-properties fo:text-align="start" style:justify-single-word="false"/>
      <style:text-properties style:font-name="Century Schoolbook L" fo:font-weight="normal" officeooo:rsid="0048cebe" officeooo:paragraph-rsid="0048cebe" style:font-weight-asian="normal" style:font-weight-complex="normal"/>
    </style:style>
    <style:style style:name="P24" style:family="paragraph" style:parent-style-name="Standard">
      <style:paragraph-properties fo:text-align="start" style:justify-single-word="false"/>
      <style:text-properties style:font-name="Century Schoolbook L" fo:font-weight="normal" officeooo:rsid="0049e200" officeooo:paragraph-rsid="0049e200" style:font-weight-asian="normal" style:font-weight-complex="normal"/>
    </style:style>
    <style:style style:name="P25" style:family="paragraph" style:parent-style-name="Standard">
      <style:text-properties style:font-name="Century Schoolbook L" fo:font-size="12pt" fo:font-weight="bold" officeooo:rsid="0055cd74" officeooo:paragraph-rsid="0055cd74" style:font-size-asian="12pt" style:font-weight-asian="bold" style:font-size-complex="12pt" style:font-weight-complex="bold"/>
    </style:style>
    <style:style style:name="P26" style:family="paragraph" style:parent-style-name="Standard">
      <style:text-properties style:font-name="Courier 10 Pitch" fo:font-size="11pt" fo:font-weight="normal" officeooo:rsid="004b1092" officeooo:paragraph-rsid="004b1092" style:font-size-asian="11pt" style:font-weight-asian="normal" style:font-size-complex="11pt" style:font-weight-complex="normal"/>
    </style:style>
    <style:style style:name="P27" style:family="paragraph" style:parent-style-name="Standard">
      <style:text-properties style:font-name="Courier 10 Pitch" fo:font-size="11pt" fo:font-weight="normal" officeooo:rsid="004b1092" officeooo:paragraph-rsid="005369be" style:font-size-asian="11pt" style:font-weight-asian="normal" style:font-size-complex="11pt" style:font-weight-complex="normal"/>
    </style:style>
    <style:style style:name="P28" style:family="paragraph" style:parent-style-name="Standard">
      <style:text-properties style:font-name="Courier 10 Pitch" fo:font-size="11pt" fo:font-weight="normal" officeooo:rsid="004b1092" officeooo:paragraph-rsid="0054bb6b" style:font-size-asian="11pt" style:font-weight-asian="normal" style:font-size-complex="11pt" style:font-weight-complex="normal"/>
    </style:style>
    <style:style style:name="P29" style:family="paragraph" style:parent-style-name="Standard">
      <style:text-properties style:font-name="Courier 10 Pitch" fo:font-size="11pt" fo:font-weight="normal" officeooo:rsid="004b1092" officeooo:paragraph-rsid="00599079" style:font-size-asian="11pt" style:font-weight-asian="normal" style:font-size-complex="11pt" style:font-weight-complex="normal"/>
    </style:style>
    <style:style style:name="P30" style:family="paragraph" style:parent-style-name="Standard">
      <style:text-properties style:font-name="Courier 10 Pitch" fo:font-size="11pt" fo:font-weight="normal" officeooo:rsid="004b1092" officeooo:paragraph-rsid="005c8b7b" style:font-size-asian="11pt" style:font-weight-asian="normal" style:font-size-complex="11pt" style:font-weight-complex="normal"/>
    </style:style>
    <style:style style:name="P31" style:family="paragraph" style:parent-style-name="Standard">
      <style:text-properties style:font-name="Courier 10 Pitch" fo:font-size="11pt" fo:font-weight="bold" officeooo:rsid="004b1092" officeooo:paragraph-rsid="004b1092" style:font-size-asian="11pt" style:font-weight-asian="bold" style:font-size-complex="11pt" style:font-weight-complex="bold"/>
    </style:style>
    <style:style style:name="P32" style:family="paragraph" style:parent-style-name="Standard">
      <style:text-properties style:font-name="Century Schoolbook L" officeooo:rsid="002251ed" officeooo:paragraph-rsid="002251ed"/>
    </style:style>
    <style:style style:name="P33" style:family="paragraph" style:parent-style-name="Standard">
      <style:paragraph-properties fo:text-align="start" style:justify-single-word="false"/>
      <style:text-properties style:font-name="Century Schoolbook L" fo:font-weight="normal" officeooo:rsid="003d3a1e" officeooo:paragraph-rsid="003b6da4" style:font-weight-asian="normal" style:font-weight-complex="normal"/>
    </style:style>
    <style:style style:name="P34" style:family="paragraph" style:parent-style-name="Standard">
      <style:paragraph-properties fo:text-align="center" style:justify-single-word="false"/>
      <style:text-properties style:font-name="Century Schoolbook L" fo:font-weight="normal" officeooo:rsid="003541e4" officeooo:paragraph-rsid="00376263" style:font-weight-asian="normal" style:font-weight-complex="normal"/>
    </style:style>
    <style:style style:name="P35" style:family="paragraph" style:parent-style-name="Standard">
      <style:text-properties style:font-name="Century Schoolbook L" fo:font-weight="normal" officeooo:rsid="00341deb" officeooo:paragraph-rsid="002f0a47" style:font-weight-asian="normal" style:font-weight-complex="normal"/>
    </style:style>
    <style:style style:name="P36" style:family="paragraph" style:parent-style-name="Standard">
      <style:paragraph-properties fo:text-align="start" style:justify-single-word="false"/>
      <style:text-properties style:font-name="Century Schoolbook L" fo:font-weight="normal" officeooo:rsid="0049610b" officeooo:paragraph-rsid="0049610b" style:font-weight-asian="normal" style:font-weight-complex="normal"/>
    </style:style>
    <style:style style:name="P37" style:family="paragraph" style:parent-style-name="Standard">
      <style:paragraph-properties fo:text-align="start" style:justify-single-word="false"/>
      <style:text-properties style:font-name="Century Schoolbook L" fo:font-weight="normal" officeooo:rsid="005e9f24" officeooo:paragraph-rsid="005e9f24" style:font-weight-asian="normal" style:font-weight-complex="normal"/>
    </style:style>
    <style:style style:name="P38" style:family="paragraph" style:parent-style-name="Standard">
      <style:paragraph-properties fo:text-align="center" style:justify-single-word="false"/>
      <style:text-properties style:font-name="Century Schoolbook L" fo:font-weight="bold" officeooo:rsid="003d3a1e" officeooo:paragraph-rsid="003fef89" style:font-weight-asian="bold" style:font-weight-complex="bold"/>
    </style:style>
    <style:style style:name="P39" style:family="paragraph" style:parent-style-name="Standard">
      <style:paragraph-properties fo:text-align="start" style:justify-single-word="false"/>
      <style:text-properties style:font-name="Century Schoolbook L" fo:font-weight="bold" officeooo:rsid="005e9f24" officeooo:paragraph-rsid="005e9f24" style:font-weight-asian="bold" style:font-weight-complex="bold"/>
    </style:style>
    <style:style style:name="P40" style:family="paragraph" style:parent-style-name="Standard">
      <style:text-properties style:font-name="Century Schoolbook L" officeooo:rsid="005dbf3c" officeooo:paragraph-rsid="005e6a3a"/>
    </style:style>
    <style:style style:name="P41" style:family="paragraph" style:parent-style-name="Header">
      <style:text-properties fo:color="#808080" style:font-name="Courier 10 Pitch" officeooo:rsid="005925b5" officeooo:paragraph-rsid="005925b5"/>
    </style:style>
    <style:style style:name="T1" style:family="text">
      <style:text-properties officeooo:rsid="002251ed"/>
    </style:style>
    <style:style style:name="T2" style:family="text">
      <style:text-properties officeooo:rsid="002aade8"/>
    </style:style>
    <style:style style:name="T3" style:family="text">
      <style:text-properties officeooo:rsid="002ae7c2"/>
    </style:style>
    <style:style style:name="T4" style:family="text">
      <style:text-properties officeooo:rsid="002c2139"/>
    </style:style>
    <style:style style:name="T5" style:family="text">
      <style:text-properties fo:font-weight="bold" style:font-weight-asian="bold" style:font-weight-complex="bold"/>
    </style:style>
    <style:style style:name="T6" style:family="text">
      <style:text-properties fo:font-weight="bold" officeooo:rsid="002c2139" style:font-weight-asian="bold" style:font-weight-complex="bold"/>
    </style:style>
    <style:style style:name="T7" style:family="text">
      <style:text-properties officeooo:rsid="002cbb29"/>
    </style:style>
    <style:style style:name="T8" style:family="text">
      <style:text-properties officeooo:rsid="002d2a57"/>
    </style:style>
    <style:style style:name="T9" style:family="text">
      <style:text-properties officeooo:rsid="002f04dc"/>
    </style:style>
    <style:style style:name="T10" style:family="text">
      <style:text-properties officeooo:rsid="0030a67c"/>
    </style:style>
    <style:style style:name="T11" style:family="text">
      <style:text-properties fo:font-weight="normal" officeooo:rsid="00327762" style:font-weight-asian="normal" style:font-weight-complex="normal"/>
    </style:style>
    <style:style style:name="T12" style:family="text">
      <style:text-properties fo:font-weight="normal" officeooo:rsid="003541e4" style:font-weight-asian="normal" style:font-weight-complex="normal"/>
    </style:style>
    <style:style style:name="T13" style:family="text">
      <style:text-properties fo:font-weight="normal" officeooo:rsid="0036a32f" style:font-weight-asian="normal" style:font-weight-complex="normal"/>
    </style:style>
    <style:style style:name="T14" style:family="text">
      <style:text-properties fo:font-weight="normal" officeooo:rsid="003d3a1e" style:font-weight-asian="normal" style:font-weight-complex="normal"/>
    </style:style>
    <style:style style:name="T15" style:family="text">
      <style:text-properties fo:font-weight="normal" officeooo:rsid="003ec97e" style:font-weight-asian="normal" style:font-weight-complex="normal"/>
    </style:style>
    <style:style style:name="T16" style:family="text">
      <style:text-properties officeooo:rsid="005e6a3a"/>
    </style:style>
    <style:style style:name="T17" style:family="text">
      <style:text-properties officeooo:rsid="006083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1">Heuristic Analysis</text:p>
      <text:p text:style-name="P6"/>
      <text:p text:style-name="P7">There are 4 heuristics defined in this project:</text:p>
      <text:p text:style-name="P8">1. <text:span text:style-name="T9">Simplest_aggressive</text:span></text:p>
      <text:p text:style-name="P32">2. Maximize_winning</text:p>
      <text:p text:style-name="P32">3. Minimize_losing</text:p>
      <text:p text:style-name="P32">4. Weighted_combination</text:p>
      <text:p text:style-name="P40">5. <text:span text:style-name="T16">Minimize_opponent_hits</text:span></text:p>
      <text:p text:style-name="P8"/>
      <text:p text:style-name="P9"><text:span text:style-name="T5">1. </text:span><text:span text:style-name="T6">Simplest_aggressive:</text:span><text:span text:style-name="T4"> By this heuristic, we are trying to minimize opponent’s moves. (Described in lectures) Instead of subtracting the no. of opponent moves (OM) <text:s/>from the main player’s moves (PM) we’re using a more aggressive approach. Before subtracting OM from PM, we multiply it by 2. This way, we’re rewarding the states which have less and less number of OM left which in turn makes it easier for main player to win. </text:span></text:p>
      <text:p text:style-name="P10">It can be mathematically expressed as:</text:p>
      <text:p text:style-name="P10"/>
      <text:p text:style-name="P13">len(main_player_moves) – <text:span text:style-name="T8">alpha * </text:span><text:s/>len(opponent’s moves) </text:p>
      <text:p text:style-name="P11"/>
      <text:p text:style-name="P10"/>
      <text:p text:style-name="P10"><text:s/><text:span text:style-name="T10">As described above, t</text:span>he value of <text:span text:style-name="T3">alpha is </text:span>chosen as <text:span text:style-name="T2">2</text:span>.</text:p>
      <text:p text:style-name="P10"/>
      <text:p text:style-name="P14">2. <text:span text:style-name="T1">Maximize_winning: </text:span><text:span text:style-name="T11">By this approach, we’re trying to </text:span><text:span text:style-name="T12">minimize the ratio of opponent moves to main player’s moves. </text:span><text:span text:style-name="T13">In short, opponent should have lesser moves as compared to main player’s moves.</text:span></text:p>
      <text:p text:style-name="P12">It can be mathematically expressed as:</text:p>
      <text:p text:style-name="P12"/>
      <text:p text:style-name="P15">len(<text:span text:style-name="T7">main_player_moves) / len(opponent’s moves) </text:span></text:p>
      <text:p text:style-name="P17"/>
      <text:p text:style-name="P18">3. Minimize_losing: <text:span text:style-name="T14">Here. we’re trying to minimize the ratio of opponent moves to main player’s moves. Or no. of main player moves should be </text:span><text:span text:style-name="T15">much more than</text:span><text:span text:style-name="T14"> no. of moves of opponent.</text:span></text:p>
      <text:p text:style-name="P33"/>
      <text:p text:style-name="P38">- len(opponent’s moves) / len(main_player_moves)</text:p>
      <text:p text:style-name="P16"/>
      <text:p text:style-name="P19">4. <text:span text:style-name="T1">Weighted_combination:</text:span></text:p>
      <text:p text:style-name="P23">This can be expressed as:</text:p>
      <text:p text:style-name="P20">alpha * maximize_winning – beta * minimize_losing</text:p>
      <text:p text:style-name="P36">As we can see that this is much effective heuristic, since it combines both of the above heuristics. </text:p>
      <text:p text:style-name="P39"><text:soft-page-break/>5. Minimize_opponent_hits:</text:p>
      <text:p text:style-name="P37">I tried something new with this one. Instead of just subtracting the number of opponent moves from my moves and then minimizing the whole thing, I first find the number of blank spaces left on board (NBS)</text:p>
      <text:p text:style-name="P37">Then I subtract my moves from <text:span text:style-name="T17">NBS</text:span></text:p>
      <text:p text:style-name="P37"/>
      <text:p text:style-name="P24">Here alpha is 1 and beta is 1.5.</text:p>
      <text:p text:style-name="P18"/>
      <text:p text:style-name="P34"/>
      <text:p text:style-name="P35"/>
      <text:p text:style-name="P22">Results:</text:p>
      <text:p text:style-name="P22"/>
      <table:table table:name="Table1" table:style-name="Table1">
        <table:table-column table:style-name="Table1.A"/>
        <table:table-column table:style-name="Table1.B"/>
        <table:table-row>
          <table:table-cell table:style-name="Table1.A1" office:value-type="string">
            <text:p text:style-name="P4">Agent</text:p>
          </table:table-cell>
          <table:table-cell table:style-name="Table1.B1" office:value-type="string">
            <text:p text:style-name="P4">Performance</text:p>
          </table:table-cell>
        </table:table-row>
        <table:table-row>
          <table:table-cell table:style-name="Table1.A2" office:value-type="string">
            <text:p text:style-name="P1">ID_Improved</text:p>
          </table:table-cell>
          <table:table-cell table:style-name="Table1.B2" office:value-type="string">
            <text:p text:style-name="P27">68.14%</text:p>
          </table:table-cell>
        </table:table-row>
        <table:table-row>
          <table:table-cell table:style-name="Table1.A2" office:value-type="string">
            <text:p text:style-name="P2">Student1</text:p>
          </table:table-cell>
          <table:table-cell table:style-name="Table1.B2" office:value-type="string">
            <text:p text:style-name="P3">70.04%</text:p>
          </table:table-cell>
        </table:table-row>
        <table:table-row>
          <table:table-cell table:style-name="Table1.A2" office:value-type="string">
            <text:p text:style-name="P2">Student2</text:p>
          </table:table-cell>
          <table:table-cell table:style-name="Table1.B2" office:value-type="string">
            <text:p text:style-name="P28">66.86%</text:p>
          </table:table-cell>
        </table:table-row>
        <table:table-row>
          <table:table-cell table:style-name="Table1.A2" office:value-type="string">
            <text:p text:style-name="P2">Student3</text:p>
          </table:table-cell>
          <table:table-cell table:style-name="Table1.B2" office:value-type="string">
            <text:p text:style-name="P5">66.00%</text:p>
          </table:table-cell>
        </table:table-row>
        <table:table-row table:style-name="Table1.6">
          <table:table-cell table:style-name="Table1.A2" office:value-type="string">
            <text:p text:style-name="P2">Student4</text:p>
          </table:table-cell>
          <table:table-cell table:style-name="Table1.B2" office:value-type="string">
            <text:p text:style-name="P28">68.36%</text:p>
          </table:table-cell>
        </table:table-row>
      </table:table>
      <text:p text:style-name="P26"/>
      <text:p text:style-name="P26"/>
      <text:p text:style-name="P25">Result of tournament.py: </text:p>
      <text:p text:style-name="P26"/>
      <text:p text:style-name="P26">This script evaluates the performance of the custom heuristic function by</text:p>
      <text:p text:style-name="P26">comparing the strength of an agent using iterative deepening (ID) search with alpha-beta pruning against the strength rating of agents using other heuristic functions. <text:s/>The `ID_Improved` agent provides a baseline by measuring the performance of a basic agent using Iterative Deepening and the "improved" heuristic (from lecture) on your hardware. <text:s/>The `Student` agent then measures the performance of Iterative Deepening and the custom heuristic against the same opponents.</text:p>
      <text:p text:style-name="P26"/>
      <text:p text:style-name="P26"/>
      <text:p text:style-name="P26">*************************</text:p>
      <text:p text:style-name="P26"><text:s/>Evaluating: ID_Improved </text:p>
      <text:p text:style-name="P26">*************************</text:p>
      <text:p text:style-name="P26"/>
      <text:p text:style-name="P26">Playing Matches:</text:p>
      <text:p text:style-name="P26">----------</text:p>
      <text:p text:style-name="P26"><text:s text:c="2"/>Match 1: ID_Improved vs <text:s text:c="2"/>Random <text:s text:c="5"/>Result: 334 to 66</text:p>
      <text:p text:style-name="P26"><text:s text:c="2"/>Match 2: ID_Improved vs <text:s text:c="2"/>MM_Null <text:s text:c="4"/>Result: 303 to 97</text:p>
      <text:p text:style-name="P26"><text:s text:c="2"/>Match 3: ID_Improved vs <text:s text:c="2"/>MM_Open <text:s text:c="4"/>Result: 263 to 137</text:p>
      <text:p text:style-name="P26"><text:s text:c="2"/>Match 4: ID_Improved vs MM_Improved <text:s text:c="2"/>Result: 252 to 148</text:p>
      <text:p text:style-name="P26"><text:s text:c="2"/>Match 5: ID_Improved vs <text:s text:c="2"/>AB_Null <text:s text:c="4"/>Result: 290 to 110</text:p>
      <text:p text:style-name="P26"><text:s text:c="2"/>Match 6: ID_Improved vs <text:s text:c="2"/>AB_Open <text:s text:c="4"/>Result: 230 to 170</text:p>
      <text:p text:style-name="P26"><text:soft-page-break/><text:s text:c="2"/>Match 7: ID_Improved vs AB_Improved <text:s text:c="2"/>Result: 236 to 164</text:p>
      <text:p text:style-name="P26"/>
      <text:p text:style-name="P31"/>
      <text:p text:style-name="P31">Results:</text:p>
      <text:p text:style-name="P31">----------</text:p>
      <text:p text:style-name="P31">ID_Improved <text:s text:c="8"/>68.14%</text:p>
      <text:p text:style-name="P26"/>
      <text:p text:style-name="P26"/>
      <text:p text:style-name="P26"/>
      <text:p text:style-name="P26">*************************</text:p>
      <text:p text:style-name="P29"><text:s text:c="2"/></text:p>
      <text:p text:style-name="P29">Evaluating: Student1 <text:s text:c="2"/></text:p>
      <text:p text:style-name="P26">*************************</text:p>
      <text:p text:style-name="P26"/>
      <text:p text:style-name="P26">Playing Matches:</text:p>
      <text:p text:style-name="P26">----------</text:p>
      <text:p text:style-name="P26"><text:s text:c="2"/>Match 1: <text:s/>Student1 <text:s text:c="2"/>vs <text:s text:c="2"/>Random <text:s text:c="5"/>Result: 339 to 61</text:p>
      <text:p text:style-name="P26"><text:s text:c="2"/>Match 2: <text:s/>Student1 <text:s text:c="2"/>vs <text:s text:c="2"/>MM_Null <text:s text:c="4"/>Result: 309 to 91</text:p>
      <text:p text:style-name="P26"><text:s text:c="2"/>Match 3: <text:s/>Student1 <text:s text:c="2"/>vs <text:s text:c="2"/>MM_Open <text:s text:c="4"/>Result: 265 to 135</text:p>
      <text:p text:style-name="P26"><text:s text:c="2"/>Match 4: <text:s/>Student1 <text:s text:c="2"/>vs MM_Improved <text:s text:c="2"/>Result: 258 to 142</text:p>
      <text:p text:style-name="P26"><text:s text:c="2"/>Match 5: <text:s/>Student1 <text:s text:c="2"/>vs <text:s text:c="2"/>AB_Null <text:s text:c="4"/>Result: 294 to 106</text:p>
      <text:p text:style-name="P26"><text:s text:c="2"/>Match 6: <text:s/>Student1 <text:s text:c="2"/>vs <text:s text:c="2"/>AB_Open <text:s text:c="4"/>Result: 257 to 143</text:p>
      <text:p text:style-name="P26"><text:s text:c="2"/>Match 7: <text:s/>Student1 <text:s text:c="2"/>vs AB_Improved <text:s text:c="2"/>Result: 239 to 161</text:p>
      <text:p text:style-name="P26"/>
      <text:p text:style-name="P26"/>
      <text:p text:style-name="P31">Results:</text:p>
      <text:p text:style-name="P31">----------</text:p>
      <text:p text:style-name="P31">Student1 <text:s text:c="11"/>70.04%</text:p>
      <text:p text:style-name="P26"/>
      <text:p text:style-name="P26">*************************</text:p>
      <text:p text:style-name="P26"><text:s text:c="2"/>Evaluating: Student2 <text:s text:c="2"/></text:p>
      <text:p text:style-name="P26">*************************</text:p>
      <text:p text:style-name="P26"/>
      <text:p text:style-name="P26">Playing Matches:</text:p>
      <text:p text:style-name="P26">----------</text:p>
      <text:p text:style-name="P26"><text:s text:c="2"/>Match 1: <text:s/>Student2 <text:s text:c="2"/>vs <text:s text:c="2"/>Random <text:s text:c="5"/>Result: 329 to 71</text:p>
      <text:p text:style-name="P26"><text:s text:c="2"/>Match 2: <text:s/>Student2 <text:s text:c="2"/>vs <text:s text:c="2"/>MM_Null <text:s text:c="4"/>Result: 294 to 106</text:p>
      <text:p text:style-name="P26"><text:s text:c="2"/>Match 3: <text:s/>Student2 <text:s text:c="2"/>vs <text:s text:c="2"/>MM_Open <text:s text:c="4"/>Result: 258 to 142</text:p>
      <text:p text:style-name="P26"><text:s text:c="2"/>Match 4: <text:s/>Student2 <text:s text:c="2"/>vs MM_Improved <text:s text:c="2"/>Result: 242 to 158</text:p>
      <text:p text:style-name="P26"><text:s text:c="2"/>Match 5: <text:s/>Student2 <text:s text:c="2"/>vs <text:s text:c="2"/>AB_Null <text:s text:c="4"/>Result: 270 to 130</text:p>
      <text:p text:style-name="P26"><text:s text:c="2"/>Match 6: <text:s/>Student2 <text:s text:c="2"/>vs <text:s text:c="2"/>AB_Open <text:s text:c="4"/>Result: 248 to 152</text:p>
      <text:p text:style-name="P26"><text:s text:c="2"/>Match 7: <text:s/>Student2 <text:s text:c="2"/>vs AB_Improved <text:s text:c="2"/>Result: 231 to 169</text:p>
      <text:p text:style-name="P26"/>
      <text:p text:style-name="P26"/>
      <text:p text:style-name="P31">Results:</text:p>
      <text:p text:style-name="P31">----------</text:p>
      <text:p text:style-name="P26"><text:span text:style-name="T5">Student2 <text:s text:c="11"/>66.86</text:span>%</text:p>
      <text:p text:style-name="P26"/>
      <text:p text:style-name="P26">*************************</text:p>
      <text:p text:style-name="P26"><text:soft-page-break/><text:s text:c="2"/>Evaluating: Student3 <text:s text:c="2"/></text:p>
      <text:p text:style-name="P26">*************************</text:p>
      <text:p text:style-name="P26"/>
      <text:p text:style-name="P26">Playing Matches:</text:p>
      <text:p text:style-name="P26">----------</text:p>
      <text:p text:style-name="P26"><text:s text:c="2"/>Match 1: <text:s/>Student3 <text:s text:c="2"/>vs <text:s text:c="2"/>Random <text:s text:c="5"/>Result: 317 to 83</text:p>
      <text:p text:style-name="P26"><text:s text:c="2"/>Match 2: <text:s/>Student3 <text:s text:c="2"/>vs <text:s text:c="2"/>MM_Null <text:s text:c="4"/>Result: 297 to 103</text:p>
      <text:p text:style-name="P26"><text:s text:c="2"/>Match 3: <text:s/>Student3 <text:s text:c="2"/>vs <text:s text:c="2"/>MM_Open <text:s text:c="4"/>Result: 246 to 154</text:p>
      <text:p text:style-name="P30"><text:s text:c="2"/></text:p>
      <text:p text:style-name="P30"/>
      <text:p text:style-name="P30"><text:s text:c="2"/>Match 4: <text:s/>Student3 <text:s text:c="2"/>vs MM_Improved <text:s text:c="2"/>Result: 238 to 162</text:p>
      <text:p text:style-name="P26"><text:s text:c="2"/>Match 5: <text:s/>Student3 <text:s text:c="2"/>vs <text:s text:c="2"/>AB_Null <text:s text:c="4"/>Result: 285 to 115</text:p>
      <text:p text:style-name="P26"><text:s text:c="2"/>Match 6: <text:s/>Student3 <text:s text:c="2"/>vs <text:s text:c="2"/>AB_Open <text:s text:c="4"/>Result: 248 to 152</text:p>
      <text:p text:style-name="P26"><text:s text:c="2"/>Match 7: <text:s/>Student3 <text:s text:c="2"/>vs AB_Improved <text:s text:c="2"/>Result: 217 to 183</text:p>
      <text:p text:style-name="P26"/>
      <text:p text:style-name="P31"/>
      <text:p text:style-name="P31">Results:</text:p>
      <text:p text:style-name="P31">----------</text:p>
      <text:p text:style-name="P31">Student3 <text:s text:c="11"/>66.00%</text:p>
      <text:p text:style-name="P26"/>
      <text:p text:style-name="P26"/>
      <text:p text:style-name="P26">*************************</text:p>
      <text:p text:style-name="P26"><text:s text:c="2"/>Evaluating: Student4 <text:s text:c="2"/></text:p>
      <text:p text:style-name="P26">*************************</text:p>
      <text:p text:style-name="P26"/>
      <text:p text:style-name="P26">Playing Matches:</text:p>
      <text:p text:style-name="P26">----------</text:p>
      <text:p text:style-name="P26"><text:s text:c="2"/>Match 1: <text:s/>Student4 <text:s text:c="2"/>vs <text:s text:c="2"/>Random <text:s text:c="5"/>Result: 337 to 63</text:p>
      <text:p text:style-name="P26"><text:s text:c="2"/>Match 2: <text:s/>Student4 <text:s text:c="2"/>vs <text:s text:c="2"/>MM_Null <text:s text:c="4"/>Result: 299 to 101</text:p>
      <text:p text:style-name="P26"><text:s text:c="2"/>Match 3: <text:s/>Student4 <text:s text:c="2"/>vs <text:s text:c="2"/>MM_Open <text:s text:c="4"/>Result: 268 to 132</text:p>
      <text:p text:style-name="P26"><text:s text:c="2"/>Match 4: <text:s/>Student4 <text:s text:c="2"/>vs MM_Improved <text:s text:c="2"/>Result: 242 to 158</text:p>
      <text:p text:style-name="P26"><text:s text:c="2"/>Match 5: <text:s/>Student4 <text:s text:c="2"/>vs <text:s text:c="2"/>AB_Null <text:s text:c="4"/>Result: 286 to 114</text:p>
      <text:p text:style-name="P26"><text:s text:c="2"/>Match 6: <text:s/>Student4 <text:s text:c="2"/>vs <text:s text:c="2"/>AB_Open <text:s text:c="4"/>Result: 253 to 147</text:p>
      <text:p text:style-name="P26"><text:s text:c="2"/>Match 7: <text:s/>Student4 <text:s text:c="2"/>vs AB_Improved <text:s text:c="2"/>Result: 229 to 171</text:p>
      <text:p text:style-name="P26"/>
      <text:p text:style-name="P26"/>
      <text:p text:style-name="P31">Results:</text:p>
      <text:p text:style-name="P31">----------</text:p>
      <text:p text:style-name="P31">Student4 <text:s text:c="11"/>68.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808080" style:font-name="Courier 10 Pitch" officeooo:rsid="005925b5" officeooo:paragraph-rsid="005925b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 <text:s text:c="30"/>Simmi Mourya, Udacity AIND Isola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23:53:26.239271895</meta:creation-date>
    <dc:date>2017-03-30T16:52:35.740486338</dc:date>
    <meta:editing-duration>PT1H2M13S</meta:editing-duration>
    <meta:editing-cycles>80</meta:editing-cycles>
    <meta:generator>LibreOffice/5.1.6.2$Linux_X86_64 LibreOffice_project/10m0$Build-2</meta:generator>
    <meta:document-statistic meta:table-count="1" meta:image-count="0" meta:object-count="0" meta:page-count="4" meta:paragraph-count="118" meta:word-count="747" meta:character-count="5236" meta:non-whitespace-character-count="4156"/>
  </office:meta>
</office:document-meta>
</file>